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D00000250FA45783156996C83.png" manifest:media-type="image/png"/>
  <manifest:file-entry manifest:full-path="Pictures/100021E70000AD75000079686A9C0DCEC8EC58B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5.88cm" svg:height="11.115cm" svg:x="6.8cm" svg:y="3.685cm" presentation:class="graphic" presentation:user-transformed="true">
          <draw:image xlink:href="Pictures/100021E70000AD75000079686A9C0DCEC8EC58BA.svg" xlink:type="simple" xlink:show="embed" xlink:actuate="onLoad" loext:mime-type="image/svg+xml">
            <text:p/>
          </draw:image>
          <draw:image xlink:href="Pictures/100002010000034D00000250FA45783156996C83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11:56:47.111005912</meta:creation-date>
    <dc:date>2021-02-15T10:29:57.685306912</dc:date>
    <meta:editing-duration>P1DT8H23S</meta:editing-duration>
    <meta:editing-cycles>15</meta:editing-cycles>
    <meta:generator>LibreOffice/6.1.5.2$Linux_X86_64 LibreOffice_project/10$Build-2</meta:generator>
    <meta:document-statistic meta:object-count="25"/>
  </office:meta>
</office:document-meta>
</file>